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mande git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Lire</text:p>
          </table:table-cell>
          <table:table-cell table:style-name="Tableau1.B1" office:value-type="string">
            <text:p text:style-name="Table_20_Contents">écrire</text:p>
          </table:table-cell>
        </table:table-row>
        <table:table-row>
          <table:table-cell table:style-name="Tableau1.A2" office:value-type="string">
            <text:p text:style-name="Table_20_Contents">Diff</text:p>
            <text:p text:style-name="Table_20_Contents">status</text:p>
            <text:p text:style-name="Table_20_Contents">checkout</text:p>
            <text:p text:style-name="Table_20_Contents">fetch</text:p>
            <text:p text:style-name="Table_20_Contents">show</text:p>
            <text:p text:style-name="Table_20_Contents">log</text:p>
          </table:table-cell>
          <table:table-cell table:style-name="Tableau1.B2" office:value-type="string">
            <text:p text:style-name="Table_20_Contents">Commit</text:p>
            <text:p text:style-name="Table_20_Contents">fetch</text:p>
            <text:p text:style-name="Table_20_Contents">checkout</text:p>
            <text:p text:style-name="Table_20_Contents">merge</text:p>
            <text:p text:style-name="Table_20_Contents">push</text:p>
            <text:p text:style-name="Table_20_Contents">ad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08:34:24.88</meta:creation-date>
    <meta:document-statistic meta:table-count="1" meta:image-count="0" meta:object-count="0" meta:page-count="1" meta:paragraph-count="15" meta:word-count="16" meta:character-count="83"/>
    <dc:date>2013-11-08T12:07:45.73</dc:date>
    <meta:editing-duration>PT3H18M10S</meta:editing-duration>
    <meta:editing-cycles>1</meta:editing-cycles>
    <meta:generator>OpenOffice/4.0.0$Win32 OpenOffice.org_project/400m3$Build-9702</meta:generator>
  </office:meta>
</office:document-meta>
</file>